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28" style:family="paragraph" style:parent-style-name="Standard">
      <style:text-properties style:font-name="Tahoma" fo:font-size="28pt" fo:font-weight="normal" fo:background-color="#ccff99" style:font-name-asian="Arial" style:font-size-asian="28pt" style:font-weight-asian="normal" style:font-name-complex="Tahoma" style:font-size-complex="28pt" style:font-weight-complex="normal"/>
    </style:style>
    <style:style style:name="P29" style:family="paragraph" style:parent-style-name="Standard">
      <style:text-properties style:font-name="Tahoma" fo:font-size="16pt" fo:font-weight="normal" fo:background-color="#ffff00" style:font-name-asian="Arial" style:font-size-asian="16pt" style:font-weight-asian="normal" style:font-name-complex="Tahoma" style:font-size-complex="16pt" style:font-weight-complex="normal"/>
    </style:style>
    <style:style style:name="P30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32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5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7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text-properties style:font-name="Arial" style:font-name-asian="Arial" style:font-name-complex="Arial"/>
    </style:style>
    <style:style style:name="P40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4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45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1367328" text:id="ct16136732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3</text:p>
            <text:p text:style-name="P15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3"/>
            <text:p text:style-name="P13"/>
            <text:p text:style-name="P13">in. every – place / eyes</text:p>
            <text:p text:style-name="P13"/>
            <text:p text:style-name="P13">jehvah / one. to watch / evil ones</text:p>
            <text:p text:style-name="P13"/>
            <text:p text:style-name="P13">and good ones</text:p>
          </table:table-cell>
        </table:table-row>
        <table:table-row>
          <table:table-cell table:style-name="表29.A2" office:value-type="string">
            <text:p text:style-name="P15">15:4</text:p>
            <text:p text:style-name="P15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3"/>
            <text:p text:style-name="P13"/>
            <text:p text:style-name="P13">healing / tongue / tree</text:p>
            <text:p text:style-name="P13"/>
            <text:p text:style-name="P13">lives / and subversion / in. her</text:p>
            <text:p text:style-name="P13"/>
            <text:p text:style-name="P13">breaking / in spirit</text:p>
          </table:table-cell>
        </table:table-row>
        <table:table-row>
          <table:table-cell table:style-name="表29.A2" office:value-type="string">
            <text:p text:style-name="P15">15:5</text:p>
            <text:p text:style-name="P15">אֱוִיל--יִנְאַץ, מוּסַר אָבִיו; <text:s text:c="3"/>וְשֹׁמֵר </text:p>
            <text:p text:style-name="P15">תּוֹכַחַת יַעְרִים.<text:tab/>5</text:p>
          </table:table-cell>
          <table:table-cell table:style-name="表29.B2" office:value-type="string">
            <text:p text:style-name="P13"/>
            <text:p text:style-name="P13"/>
            <text:p text:style-name="P13">fool – to spurn / admonition</text:p>
            <text:p text:style-name="P13"/>
            <text:p text:style-name="P13">father+his / and one. to observe</text:p>
            <text:p text:style-name="P13"/>
            <text:p text:style-name="P13">correction / to be crafty</text:p>
          </table:table-cell>
        </table:table-row>
        <table:table-row>
          <table:table-cell table:style-name="表29.A2" office:value-type="string">
            <text:p text:style-name="P15">15:6</text:p>
            <text:p text:style-name="P15">ו <text:s/>בֵּית צַדִּיק, חֹסֶן </text:p>
            <text:p text:style-name="P15">רָב; <text:s text:c="3"/>וּבִתְבוּאַת רָשָׁע נֶעְכָּרֶת.<text:tab/>6</text:p>
          </table:table-cell>
          <table:table-cell table:style-name="表29.B2" office:value-type="string">
            <text:p text:style-name="P13"/>
            <text:p text:style-name="P13"/>
            <text:p text:style-name="P13">house / righteous one / to safeguard </text:p>
            <text:p text:style-name="P13">much / and in. income / wicked one</text:p>
            <text:p text:style-name="P13">to be troubled</text:p>
          </table:table-cell>
        </table:table-row>
        <table:table-row>
          <table:table-cell table:style-name="表29.A2" office:value-type="string">
            <text:p text:style-name="P15">15:7</text:p>
            <text:p text:style-name="P15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3"/>
            <text:p text:style-name="P13"/>
            <text:p text:style-name="P13">lips / wise ones / to toss</text:p>
            <text:p text:style-name="P13"/>
            <text:p text:style-name="P13">knowledge / and heart / stupid ones</text:p>
            <text:p text:style-name="P13">not - so</text:p>
          </table:table-cell>
        </table:table-row>
        <text:soft-page-break/>
        <table:table-row>
          <table:table-cell table:style-name="表29.A2" office:value-type="string">
            <text:p text:style-name="P15">15:8</text:p>
            <text:p text:style-name="P15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3"/>
            <text:p text:style-name="P13"/>
            <text:p text:style-name="P13">sacrifice / wicked ones</text:p>
            <text:p text:style-name="P13"/>
            <text:p text:style-name="P13">abhorrence / jehovah</text:p>
            <text:p text:style-name="P13"/>
            <text:p text:style-name="P13">and prayer / upright ones / approval+his</text:p>
          </table:table-cell>
        </table:table-row>
        <table:table-row>
          <table:table-cell table:style-name="表29.A2" office:value-type="string">
            <text:p text:style-name="P22">/] XXX 20200730_141419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803_13550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5:9</text:p>
            <text:p text:style-name="P15">ט <text:s/>תּוֹעֲבַת יְהוָה, דֶּרֶךְ רָשָׁע; <text:s text:c="3"/>וּמְרַדֵּף </text:p>
            <text:p text:style-name="P15">צְדָקָה יֶאֱהָב.<text:tab/>9 </text:p>
          </table:table-cell>
          <table:table-cell table:style-name="表29.B2" office:value-type="string">
            <text:p text:style-name="P13"/>
            <text:p text:style-name="P13"/>
            <text:p text:style-name="P13">abhorrence / jehovah / way</text:p>
            <text:p text:style-name="P13"/>
            <text:p text:style-name="P13">wicked ones / and one. to pursue</text:p>
            <text:p text:style-name="P13"/>
            <text:p text:style-name="P13">righteousness / to love</text:p>
          </table:table-cell>
        </table:table-row>
        <table:table-row>
          <table:table-cell table:style-name="表29.A2" office:value-type="string">
            <text:p text:style-name="P15">15:10</text:p>
            <text:p text:style-name="P15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3"/>
            <text:p text:style-name="P13"/>
            <text:p text:style-name="P13">admonition / evil / to. one. to forsake</text:p>
            <text:p text:style-name="P13">path / one. to hate / correction</text:p>
            <text:p text:style-name="P13"/>
            <text:p text:style-name="P13">to die</text:p>
          </table:table-cell>
        </table:table-row>
        <table:table-row>
          <table:table-cell table:style-name="表29.A2" office:value-type="string">
            <text:p text:style-name="P15">15:11</text:p>
            <text:p text:style-name="P15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3"/>
            <text:p text:style-name="P13"/>
            <text:p text:style-name="P13">unseen / and destruction / in front of</text:p>
            <text:p text:style-name="P13">jehovah / indeed / that – hearts</text:p>
            <text:p text:style-name="P13"/>
            <text:p text:style-name="P13">sons - man</text:p>
          </table:table-cell>
        </table:table-row>
        <table:table-row>
          <table:table-cell table:style-name="表29.A2" office:value-type="string">
            <text:p text:style-name="P19">DROP ==&gt; ENOUGH</text:p>
            <text:p text:style-name="P19">20200803_140250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5">15:12</text:p>
            <text:p text:style-name="P15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3</text:p>
            <text:p text:style-name="P15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4</text:p>
            <text:p text:style-name="P15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5</text:p>
            <text:p text:style-name="P15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6</text:p>
            <text:p text:style-name="P15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5">15:17</text:p>
            <text:p text:style-name="P15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3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17"/>
      <text:p text:style-name="P21"/>
      <text:p text:style-name="P7">------------------------------------------------------------</text:p>
      <text:p text:style-name="P7">[XXX] 20210222_085052</text:p>
      <text:p text:style-name="P20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5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3">divreey / qoheleth / ben-daawid / <text:s/>melech bi'yruushaalaaim</text:p>
            <text:p text:style-name="P13"/>
            <text:p text:style-name="P13">The words of Koheleth, the son of David, king in Jerusalem.</text:p>
          </table:table-cell>
        </table:table-row>
        <table:table-row>
          <table:table-cell table:style-name="表5.A2" office:value-type="string">
            <text:p text:style-name="P15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3">ha`veel / ha`vaaliym / aamar[say </text:p>
            <text:p text:style-name="P13"/>
            <text:p text:style-name="P13">qoheleth / * / *</text:p>
            <text:p text:style-name="P13"/>
            <text:p text:style-name="P13">hakol[all / haavel</text:p>
            <text:p text:style-name="P13"/>
            <text:p text:style-name="P13"><text:soft-page-break/></text:p>
            <text:p text:style-name="P13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5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3">mah-yithroon[what-profit / laa'aadzaam[in-man</text:p>
            <text:p text:style-name="P13">b'xaal[in~all-A`maal'oo[toil~his / she[which'yaA`mol[toil</text:p>
            <text:p text:style-name="P13">tachath[below / ha'SHaamesh[s@lo@nce</text:p>
          </table:table-cell>
        </table:table-row>
        <table:table-row>
          <table:table-cell table:style-name="表5.A2" office:value-type="string">
            <text:p text:style-name="P15"/>
          </table:table-cell>
          <table:table-cell table:style-name="表5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20"/>
      <text:p text:style-name="P8">[/  XXX] 20210222_090518</text:p>
      <text:p text:style-name="P21"/>
      <text:p text:style-name="P17"/>
      <text:p text:style-name="P7">------------------------------------------------------------</text:p>
      <text:p text:style-name="P7">[XXX] 20210412_200949</text:p>
      <text:p text:style-name="P20">micah</text:p>
      <text:p text:style-name="P9"><text:span text:style-name="T1">1. </text:span><text:span text:style-name="T2">XX:XX</text:span></text:p>
      <text:p text:style-name="P10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5">וְשָׁפַט, בֵּין עַמִּים </text:p>
            <text:p text:style-name="P15"/>
            <text:p text:style-name="P15">רַבִּים, וְהוֹכִיחַ לְגוֹיִם עֲצֻמִים,</text:p>
            <text:p text:style-name="P15"/>
            <text:p text:style-name="P15"/>
            <text:p text:style-name="P15"/>
          </table:table-cell>
          <table:table-cell table:style-name="表6.B1" office:value-type="string">
            <text:p text:style-name="P13">w'shaafad^[judge / beeyin[between / Amiym[people</text:p>
            <text:p text:style-name="P13"/>
            <text:p text:style-name="P13"/>
            <text:p text:style-name="P13">rabiym[many / w'hooxiy'ach[convict / l'Gooyim[nations / Atsmiym[powerful</text:p>
            <text:p text:style-name="P13"/>
          </table:table-cell>
        </table:table-row>
        <text:soft-page-break/>
        <table:table-row>
          <table:table-cell table:style-name="表6.A2" office:value-type="string">
            <text:p text:style-name="P15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17"/>
      <text:p text:style-name="P20"/>
      <text:p text:style-name="P7">------------------------------------------------------------</text:p>
      <text:p text:style-name="P7">[XXX] 20210703_105711</text:p>
      <text:p text:style-name="P20"/>
      <text:p text:style-name="P9"><text:span text:style-name="T1">1. </text:span><text:span text:style-name="T2">GEN 1:28</text:span></text:p>
      <text:p text:style-name="P10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5">וַיְבָרֶךְ אֹתָם,</text:p>
            <text:p text:style-name="P15"/>
            <text:p text:style-name="P15"><text:s/>אֱלֹהִים, וַיֹּאמֶר לָהֶם </text:p>
            <text:p text:style-name="P15"/>
            <text:p text:style-name="P15">אֱלֹהִים פְּרוּ וּרְבוּ </text:p>
            <text:p text:style-name="P15"/>
            <text:p text:style-name="P15">וּמִלְאוּ אֶת-הָאָרֶץ,</text:p>
            <text:p text:style-name="P15"><text:soft-page-break/></text:p>
            <text:p text:style-name="P15"><text:s/>וְכִבְשֻׁהָ; וּרְדוּ </text:p>
            <text:p text:style-name="P15"/>
            <text:p text:style-name="P15">בִּדְגַת הַיָּם, </text:p>
            <text:p text:style-name="P15"/>
            <text:p text:style-name="P15">וּבְעוֹף הַשָּׁמַיִם, </text:p>
            <text:p text:style-name="P15"/>
            <text:p text:style-name="P15">וּבְכָל-חַיָּה, הָרֹמֶשֶׂת </text:p>
            <text:p text:style-name="P15"/>
            <text:p text:style-name="P15">עַל-הָאָרֶץ.</text:p>
          </table:table-cell>
          <table:table-cell table:style-name="表7.B1" office:value-type="string">
            <text:p text:style-name="P13">wa'yivaareh^[blessed othaam[entity-them</text:p>
            <text:p text:style-name="P13"/>
            <text:p text:style-name="P13"/>
            <text:p text:style-name="P13">elohiym[gods / wa'yomer[say / laa'hem[unto-them</text:p>
            <text:p text:style-name="P13"/>
            <text:p text:style-name="P13">:gods / pruu[bear-fruit / uu'r'vuu[multiply</text:p>
            <text:p text:style-name="P13"/>
            <text:p text:style-name="P13"/>
            <text:p text:style-name="P13">uu'mil'uu[fill / eth-haa'aarets[entity-land</text:p>
            <text:p text:style-name="P13"><text:soft-page-break/></text:p>
            <text:p text:style-name="P13"/>
            <text:p text:style-name="P13">w'xiv'shu'haa[conquer-it / uu'r'dzhuu[subjugate</text:p>
            <text:p text:style-name="P13"/>
            <text:p text:style-name="P13">bi'dzh'ghath[towards-fish / ha'yaam[the-sea</text:p>
            <text:p text:style-name="P13"/>
            <text:p text:style-name="P13"/>
            <text:p text:style-name="P13">uu'v'OOf[bird / ha'SHAAmayim[the-sky</text:p>
            <text:p text:style-name="P13"/>
            <text:p text:style-name="P13">uu'v'h^aal-xayaa[upon-all-alive / haa'romeseth[the-move</text:p>
            <text:p text:style-name="P13"/>
            <text:p text:style-name="P13"/>
            <text:p text:style-name="P13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9"><text:span text:style-name="T3">[next] </text:span><text:span text:style-name="T4">9:1</text:span></text:p>
      <text:p text:style-name="P20"/>
      <text:p text:style-name="P20"/>
      <text:p text:style-name="P20"/>
      <text:p text:style-name="P8">[/  XXX] </text:p>
      <text:p text:style-name="P21"/>
      <text:p text:style-name="P21"/>
      <text:p text:style-name="P7">------------------------------------------------------------</text:p>
      <text:p text:style-name="P7">[XXX] 20210707_154856</text:p>
      <text:p text:style-name="P20"/>
      <text:p text:style-name="P20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20"><text:a xlink:type="simple" xlink:href="https://www.mechon-mamre.org/p/pt/pt0219.htm" text:style-name="Internet_20_link" text:visited-style-name="Visited_20_Internet_20_Link">https://www.mechon-mamre.org/p/pt/pt0219.htm</text:a></text:p>
      <text:p text:style-name="P20"/>
      <text:p text:style-name="P9"><text:soft-page-break/><text:span text:style-name="T1">1. </text:span><text:span text:style-name="T2">exodus</text:span></text:p>
      <text:p text:style-name="P10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>אַתֶּם רְאִיתֶם, אֲשֶׁר</text:p>
            <text:p text:style-name="P15"/>
            <text:p text:style-name="P15"><text:s/>עָשִׂיתִי </text:p>
            <text:p text:style-name="P15"/>
            <text:p text:style-name="P15">לְמִצְרָיִם; וָאֶשָּׂא אֶתְכֶם</text:p>
            <text:p text:style-name="P15"/>
            <text:p text:style-name="P15"><text:s/>עַל-כַּנְפֵי נְשָׁרִים,</text:p>
            <text:p text:style-name="P15"/>
            <text:p text:style-name="P15"><text:s/>וָאָבִא אֶתְכֶם אֵלָי.</text:p>
          </table:table-cell>
          <table:table-cell table:style-name="表30.B1" office:value-type="string">
            <text:p text:style-name="P13">atem[thou / see / what / to do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to mitsra / and to lift / entity-you</text:p>
            <text:p text:style-name="P13"/>
            <text:p text:style-name="P13"/>
            <text:p text:style-name="P13"/>
            <text:p text:style-name="P13">Al-kan'feey[above-edge / eagles</text:p>
            <text:p text:style-name="P13"/>
            <text:p text:style-name="P13"/>
            <text:p text:style-name="P13">and to go / entity-you / eelaa'y[unto-myself</text:p>
          </table:table-cell>
        </table:table-row>
      </table:table>
      <text:p text:style-name="P3"/>
      <text:p text:style-name="P12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5"><text:s/>וְעַתָּה, אִם-שָׁמוֹעַ</text:p>
            <text:p text:style-name="P15"/>
            <text:p text:style-name="P15"><text:s/>תִּשְׁמְעוּ בְּקֹלִי,</text:p>
            <text:p text:style-name="P15"/>
            <text:p text:style-name="P15"><text:s/>וּשְׁמַרְתֶּם, אֶת-בְּרִיתִי</text:p>
            <text:p text:style-name="P15"/>
            <text:p text:style-name="P15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3">this time / whether-to-hear</text:p>
            <text:p text:style-name="P13"/>
            <text:p text:style-name="P13"/>
            <text:p text:style-name="P13"/>
            <text:p text:style-name="P13">to hear / voice-my</text:p>
            <text:p text:style-name="P13"/>
            <text:p text:style-name="P13"/>
            <text:p text:style-name="P13">to guard / entity-piece-my</text:p>
            <text:p text:style-name="P13"/>
            <text:p text:style-name="P13"/>
            <text:p text:style-name="P13"/>
            <text:p text:style-name="P13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9"><text:span text:style-name="T3">[next] </text:span><text:span text:style-name="T4">ANY</text:span></text:p>
      <text:p text:style-name="P20"/>
      <text:p text:style-name="P8">[/  XXX] 20210707_160532</text:p>
      <text:p text:style-name="P20"/>
      <text:p text:style-name="P17"/>
      <text:p text:style-name="P7">------------------------------------------------------------</text:p>
      <text:p text:style-name="P7">[XXX] </text:p>
      <text:p text:style-name="P20"><text:a xlink:type="simple" xlink:href="https://www.mechon-mamre.org/p/pt/pt1045.htm" text:style-name="Internet_20_link" text:visited-style-name="Visited_20_Internet_20_Link">https://www.mechon-mamre.org/p/pt/pt1045.htm</text:a></text:p>
      <text:p text:style-name="P20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20"/>
      <text:p text:style-name="P9"><text:span text:style-name="T1">1. </text:span><text:span text:style-name="T2">isaiah</text:span></text:p>
      <text:p text:style-name="P10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5">אֲנִי יְהוָה וְאֵין עוֹד</text:p>
            <text:p text:style-name="P15"/>
            <text:p text:style-name="P15">, זוּלָתִי אֵין אֱלֹהִים</text:p>
            <text:p text:style-name="P15"/>
            <text:p text:style-name="P15">; אֲאַזֶּרְךָ, </text:p>
            <text:p text:style-name="P15"/>
            <text:p text:style-name="P15">וְלֹא יְדַעְתָּנִי.</text:p>
          </table:table-cell>
          <table:table-cell table:style-name="表9.B1" office:value-type="string">
            <text:p text:style-name="P13">a`niy[I / * / w'eeyn[nothing / OOdh[again</text:p>
            <text:p text:style-name="P13"/>
            <text:p text:style-name="P13"/>
            <text:p text:style-name="P13">zuulaath'y[except-me / * / * /</text:p>
            <text:p text:style-name="P13"/>
            <text:p text:style-name="P13"/>
            <text:p text:style-name="P13">a`aZerkhaa[i-girded-thee</text:p>
            <text:p text:style-name="P13"/>
            <text:p text:style-name="P13"/>
            <text:p text:style-name="P13"/>
            <text:p text:style-name="P13">w'lo[not / y'dhaAtaa'niy[and-you-know-me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20210804_171606] </text:p>
      <text:p text:style-name="P21"/>
      <text:p text:style-name="P17"/>
      <text:p text:style-name="P7"><text:soft-page-break/>------------------------------------------------------------</text:p>
      <text:p text:style-name="P7">[20220216_143847/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5">אָמַר עָצֵל, שַׁחַל בַּדָּרֶךְ;</text:p>
            <text:p text:style-name="P15"/>
            <text:p text:style-name="P15"><text:s text:c="4"/>אֲרִי, בֵּין הָרְחֹבוֹת.</text:p>
          </table:table-cell>
          <table:table-cell table:style-name="表10.B1" office:value-type="string">
            <text:p text:style-name="P13">aamar[mo`wi / aatsel[slothful.e / shaxal[czarny-lew / ba-daareh^[na-drodze /</text:p>
            <text:p text:style-name="P13"/>
            <text:p text:style-name="P13">a%riy[lew.pl / beeyin[mie_dzy / haa-rxovooth[in-the-squares.</text:p>
          </table:table-cell>
        </table:table-row>
      </table:table>
      <text:p text:style-name="P3"/>
      <text:p text:style-name="P9"><text:span text:style-name="T3">[next] </text:span><text:span text:style-name="T4">26:14</text:span></text:p>
      <text:p text:style-name="P20"/>
      <text:p text:style-name="P8">[/  20220216_144811] </text:p>
      <text:p text:style-name="P21"/>
      <text:p text:style-name="P17"/>
      <text:p text:style-name="P7">------------------------------------------------------------</text:p>
      <text:p text:style-name="P7">[20220217_100827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5">הַדֶּלֶת, תִּסּוֹב עַל-צִירָהּ; <text:s/></text:p>
            <text:p text:style-name="P15"><text:s text:c="2"/>וְעָצֵל, עַל-מִטָּתוֹ. </text:p>
          </table:table-cell>
          <table:table-cell table:style-name="表11.B1" office:value-type="string">
            <text:p text:style-name="P13">ha-deleth[drzwi / tisoov[turn-about.e / Al-tsiyraa-h[on-hinge-her / </text:p>
            <text:p text:style-name="P13"/>
            <text:p text:style-name="P13">w-AAtseel[and-slothful.e / Al-midzaath-oo[on-bed-his</text:p>
          </table:table-cell>
        </table:table-row>
        <table:table-row>
          <table:table-cell table:style-name="表11.A2" office:value-type="string">
            <text:p text:style-name="P15">טָמַן עָצֵל </text:p>
            <text:p text:style-name="P15">יָדוֹ, בַּצַּלָּחַת; <text:s text:c="3"/>נִלְאָה,</text:p>
            <text:p text:style-name="P15"/>
            <text:p text:style-name="P15"><text:soft-page-break/><text:s/>לַהֲשִׁיבָהּ אֶל-פִּיו. </text:p>
          </table:table-cell>
          <table:table-cell table:style-name="表11.B2" office:value-type="string">
            <text:p text:style-name="P13">d_aaman[bury.e / AAtseel[slothful;leniwa-osoba</text:p>
            <text:p text:style-name="P13">yaadz-oo[re_ka-jego / ba-tsalaaxath[w-chlebie / nil-aah[too-tired;zbyt-zme_czony</text:p>
            <text:p text:style-name="P13"><text:soft-page-break/>la-hashiyvaa-h[to-bring-back-her / el-piy-w[do-usta-jego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20220217_105111] </text:p>
      <text:p text:style-name="P20"/>
      <text:p text:style-name="P17"/>
      <text:p text:style-name="P7">------------------------------------------------------------</text:p>
      <text:p text:style-name="P7">[XXX] 20220312_104420</text:p>
      <text:p text:style-name="P20"/>
      <text:p text:style-name="P9"><text:span text:style-name="T1">1. </text:span><text:span text:style-name="T2">isaiah</text:span></text:p>
      <text:p text:style-name="P10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8">חֲזוֹן, יְשַׁעְיָהוּ </text:p>
            <text:p text:style-name="P28">בֶן-אָמוֹץ, אֲשֶׁר חָזָה, עַל-יְהוּדָה וִירוּשָׁלִָם</text:p>
            <text:p text:style-name="P28">--בִּימֵי עֻזִּיָּהוּ יוֹתָם אָחָז יְחִזְקִיָּהוּ, מַלְכֵי </text:p>
            <text:p text:style-name="P28"/>
            <text:p text:style-name="P28">יְהוּדָה. </text:p>
          </table:table-cell>
          <table:table-cell table:style-name="表13.B1" office:value-type="string">
            <text:p text:style-name="P29">xazoon[vision-of / ishaIyaahuu</text:p>
            <text:p text:style-name="P29"/>
            <text:p text:style-name="P29">* / a@sher[kto`ry /</text:p>
            <text:p text:style-name="P29"/>
            <text:p text:style-name="P29">xaazaah[perceived / Al[on / yhuudzaah[judah / wi-yruushaalaaim / </text:p>
            <text:p text:style-name="P29">bi-ymeey[in-days / Uziyaahuu / yoothaam / aaxaaz / yxizqiyaahuu / mlh^eey[kro`lowie.pl / </text:p>
            <text:p text:style-name="P29"/>
            <text:p text:style-name="P29">yhuudzaah</text:p>
          </table:table-cell>
        </table:table-row>
        <table:table-row>
          <table:table-cell table:style-name="表13.A2" office:value-type="string">
            <text:p text:style-name="P28"><text:s/>ב <text:s/>שִׁמְעוּ שָׁמַיִם </text:p>
            <text:p text:style-name="P28"/>
            <text:p text:style-name="P28">וְהַאֲזִינִי אֶרֶץ, </text:p>
            <text:p text:style-name="P28"/>
            <text:p text:style-name="P28"><text:soft-page-break/>כִּי יְהוָה דִּבֵּר: </text:p>
            <text:p text:style-name="P28"><text:s/>בָּנִים גִּדַּלְתִּי</text:p>
            <text:p text:style-name="P28"/>
            <text:p text:style-name="P28"><text:s/>וְרוֹמַמְתִּי, וְהֵם</text:p>
            <text:p text:style-name="P28"/>
            <text:p text:style-name="P28"><text:s/>פָּשְׁעוּ בִי.</text:p>
          </table:table-cell>
          <table:table-cell table:style-name="表13.B2" office:value-type="string">
            <text:p text:style-name="P29">shimUU[sl`uchaj / shaamayim[niebiosa</text:p>
            <text:p text:style-name="P29"/>
            <text:p text:style-name="P29"/>
            <text:p text:style-name="P29">w-haa'ziyni-y[dawac`-ucho-ty / */ </text:p>
            <text:p text:style-name="P29"/>
            <text:p text:style-name="P29"><text:soft-page-break/>kiy[<text:a xlink:type="simple" xlink:href="mailto:z@e" text:style-name="Internet_20_link" text:visited-style-name="Visited_20_Internet_20_Link">z@e</text:a> / yhwaah / diveer[mo`wi / </text:p>
            <text:p text:style-name="P29">baaniym[synowie / gidaltiy[i-magnified;powie_kszyl`em / </text:p>
            <text:p text:style-name="P29"/>
            <text:p text:style-name="P29"/>
            <text:p text:style-name="P29">w-roomamtiy[brought-up / w-heem[a-one.pl</text:p>
            <text:p text:style-name="P29"/>
            <text:p text:style-name="P29">paashUU[transgress.e / viy[we-mnie.pl</text:p>
          </table:table-cell>
        </table:table-row>
      </table:table>
      <text:p text:style-name="P3"/>
      <text:p text:style-name="P9"><text:span text:style-name="T3">[next] </text:span><text:span text:style-name="T4">ANY</text:span></text:p>
      <text:p text:style-name="P20"/>
      <text:p text:style-name="P8">[/  XXX] 20220312_110430</text:p>
      <text:p text:style-name="P21"/>
      <text:p text:style-name="P17">@@@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30"/>
          </table:table-cell>
          <table:table-cell table:style-name="表14.B1" office:value-type="string">
            <text:p text:style-name="P3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1"/>
      <text:p text:style-name="P21"/>
      <text:p text:style-name="P1">------------------------------------------------------------ TEMPLATE<text:change text:change-id="ct161367328"/></text:p>
      <text:p text:style-name="P7"><text:soft-page-break/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30"/>
          </table:table-cell>
          <table:table-cell table:style-name="表49.B1" office:value-type="string">
            <text:p text:style-name="P3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4"/>
      <text:p text:style-name="P21"/>
      <text:p text:style-name="P5">1. <text:span text:style-name="T6">XX:XX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--------------------------------------- [STEPS : closing] 20191009_161940</text:p>
      <text:list xml:id="list6425556651986143655" text:style-name="L1">
        <text:list-item>
          <text:p text:style-name="P40">time label ==&gt; paste</text:p>
        </text:list-item>
        <text:list-item>
          <text:p text:style-name="P40">“@@@” ==&gt; move to → at the bottom of the doc area</text:p>
        </text:list-item>
        <text:list-item>
          <text:p text:style-name="P40">DUP : template</text:p>
        </text:list-item>
        <text:list-item>
          <text:p text:style-name="P40">close</text:p>
          <text:list>
            <text:list-item>
              <text:p text:style-name="P40">web pages</text:p>
            </text:list-item>
            <text:list-item>
              <text:p text:style-name="P40">sheet file</text:p>
            </text:list-item>
            <text:list-item>
              <text:p text:style-name="P40">folders (if any)</text:p>
            </text:list-item>
            <text:list-item>
              <text:p text:style-name="P4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ext:soft-page-break/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5981045575386886509" text:style-name="L2">
              <text:list-item>
                <text:p text:style-name="P34">mechon-mamre</text:p>
                <text:list>
                  <text:list-item>
                    <text:p text:style-name="P34">copy text</text:p>
                  </text:list-item>
                  <text:list-item>
                    <text:p text:style-name="P34">paste to doc</text:p>
                  </text:list-item>
                </text:list>
              </text:list-item>
              <text:list-item>
                <text:p text:style-name="P34">qbible.com</text:p>
                <text:list>
                  <text:list-item>
                    <text:p text:style-name="P34">read text. pronunciation</text:p>
                  </text:list-item>
                </text:list>
              </text:list-item>
              <text:list-item>
                <text:p text:style-name="P34">scripture4all</text:p>
                <text:list>
                  <text:list-item>
                    <text:p text:style-name="P34">know the translation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1280353" text:continue-numbering="true" text:style-name="L2">
              <text:list-item>
                <text:p text:style-name="P37">right-click &gt; r &gt; i &gt; <text:span text:style-name="T8">↑ &gt; Ret (inset rows)</text:span></text:p>
                <text:list>
                  <text:list-item>
                    <text:p text:style-name="P34">enter “a” x 3 (marker)</text:p>
                  </text:list-item>
                  <text:list-item>
                    <text:p text:style-name="P34">M – w &gt; a (new window)</text:p>
                  </text:list-item>
                </text:list>
              </text:list-item>
              <text:list-item>
                <text:p text:style-name="P34">C – f &gt; “@”x3 &gt; Ret (find “@”x3)</text:p>
                <text:list>
                  <text:list-item>
                    <text:p text:style-name="P34">C – x (cut)</text:p>
                  </text:list-item>
                  <text:list-item>
                    <text:p text:style-name="P34">C – f &gt; “a” x 3 &gt; Ret &gt; C – v (find, paste)</text:p>
                  </text:list-item>
                </text:list>
              </text:list-item>
              <text:list-item>
                <text:p text:style-name="P34">C – f &gt; “]” &gt; Ret (find “template”)</text:p>
                <text:list>
                  <text:list-item>
                    <text:p text:style-name="P34">select ==&gt; cells</text:p>
                  </text:list-item>
                  <text:list-item>
                    <text:p text:style-name="P34">C – c &gt; C – Home &gt; C – f &gt; “@” x 3 (copy, find label)</text:p>
                  </text:list-item>
                  <text:list-item>
                    <text:p text:style-name="P34">C - ← x 2 &gt; ↑ <text:s/>(navigation)</text:p>
                  </text:list-item>
                </text:list>
              </text:list-item>
              <text:list-item>
                <text:p text:style-name="P34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3656723199536660611" text:style-name="L3">
              <text:list-item>
                <text:p text:style-name="P35">in a cell</text:p>
                <text:list>
                  <text:list-item>
                    <text:p text:style-name="P35">C – End</text:p>
                  </text:list-item>
                  <text:list-item>
                    <text:p text:style-name="P35">Right click &gt; r &gt; i &gt; C – a &gt; 7 &gt; Ret (insert rows)</text:p>
                  </text:list-item>
                </text:list>
              </text:list-item>
              <text:list-item>
                <text:p text:style-name="P35"><text:soft-page-break/>template ==&gt; C/P</text:p>
              </text:list-item>
              <text:list-item>
                <text:p text:style-name="P35">enter ==&gt; verse number</text:p>
                <text:list>
                  <text:list-item>
                    <text:p text:style-name="P35">copy → trunk string</text:p>
                  </text:list-item>
                  <text:list-item>
                    <text:p text:style-name="P35">↓ &gt; C – v &gt; number &gt; Ret &gt; ↓</text:p>
                  </text:list-item>
                </text:list>
              </text:list-item>
              <text:list-item>
                <text:p text:style-name="P35">text ==&gt; C/P</text:p>
              </text:list-item>
              <text:list-item>
                <text:p text:style-name="P35">select ==&gt; string</text:p>
                <text:list>
                  <text:list-item>
                    <text:p text:style-name="P35">click on the right side of a numbering char</text:p>
                  </text:list-item>
                  <text:list-item>
                    <text:p text:style-name="P35">S – X (X = any char in the first line of the target text)</text:p>
                  </text:list-item>
                  <text:list-item>
                    <text:p text:style-name="P35">S – End (select the whole text area)</text:p>
                  </text:list-item>
                  <text:list-item>
                    <text:p text:style-name="P35">C – x (cut)</text:p>
                  </text:list-item>
                  <text:list-item>
                    <text:p text:style-name="P35">Tab (back)</text:p>
                  </text:list-item>
                  <text:list-item>
                    <text:p text:style-name="P35">C – v</text:p>
                  </text:list-item>
                  <text:list-item>
                    <text:p text:style-name="P35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6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2414184267599927536" text:style-name="L4">
              <text:list-item>
                <text:p text:style-name="P36">C – end (move to the end of the cell)</text:p>
              </text:list-item>
              <text:list-item>
                <text:p text:style-name="P36">Right click &gt; r &gt; i &gt; ↑ &gt; Ret (insert rows)</text:p>
              </text:list-item>
              <text:list-item>
                <text:p text:style-name="P36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3-12T11:04:59.07</dc:date>
    <dc:creator>iwabuchi ken</dc:creator>
    <meta:editing-duration>P6DT18H4M56S</meta:editing-duration>
    <meta:editing-cycles>547</meta:editing-cycles>
    <meta:generator>OpenOffice/4.1.3$Win32 OpenOffice.org_project/413m1$Build-9783</meta:generator>
    <meta:document-statistic meta:table-count="22" meta:image-count="0" meta:object-count="0" meta:page-count="16" meta:paragraph-count="310" meta:word-count="1428" meta:character-count="8996"/>
  </office:meta>
</office:document-meta>
</file>